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ssus1" svg:font-family="Lassus"/>
    <style:font-face style:name="Lassus" svg:font-family="Lass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assus" fo:font-size="72pt" style:font-size-asian="72pt" style:font-size-complex="72pt"/>
    </style:style>
    <style:style style:name="T1" style:family="text">
      <style:text-properties style:font-name="Lassus1"/>
    </style:style>
    <style:style style:name="T2" style:family="text">
      <style:text-properties style:font-name="Lassus1" style:font-name-asian="Lassus1" style:font-name-complex="Lassus1"/>
    </style:style>
    <style:style style:name="T3" style:family="text">
      <style:text-properties style:font-name="Lassus1" style:font-name-asian="Arial Unicode MS" style:font-name-complex="Arial Unicode MS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style:font-name-asian="Lassus1" style:font-name-complex="Lassu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ddddddddddddddddddd</text:p>
      <text:p text:style-name="P1">  <text:span text:style-name="T5">  </text:span><text:span text:style-name="T4"> <text:tab/>   <text:s/>   #06 7 8 9 </text:span></text:p>
      <text:p text:style-name="P1"><text:span text:style-name="T4"><text:s text:c="2"/></text:span><field:fieldmark/><field:fieldmark/><text:span text:style-name="T4">X </text:span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ssus1" svg:font-family="Lassus"/>
    <style:font-face style:name="Lassus" svg:font-family="Lass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erret</meta:initial-creator>
    <meta:creation-date>2014-01-04T19:55:43</meta:creation-date>
    <dc:date>2014-01-04T20:39:12</dc:date>
    <dc:creator>Philippe Perret</dc:creator>
    <meta:editing-duration>PT43M31S</meta:editing-duration>
    <meta:editing-cycles>25</meta:editing-cycles>
    <meta:generator>OpenOffice/4.0.1$Unix OpenOffice.org_project/401m5$Build-9714</meta:generator>
    <meta:document-statistic meta:table-count="0" meta:image-count="0" meta:object-count="0" meta:page-count="1" meta:paragraph-count="3" meta:word-count="18" meta:character-count="62"/>
  </office:meta>
</office:document-meta>
</file>